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38cm" fo:margin-left="0.009cm" fo:margin-right="0.055cm" fo:margin-top="0cm" fo:margin-bottom="0cm" table:align="margins" style:writing-mode="lr-tb"/>
    </style:style>
    <style:style style:name="Таблица1.A" style:family="table-column">
      <style:table-column-properties style:column-width="1.787cm" style:rel-column-width="7123*"/>
    </style:style>
    <style:style style:name="Таблица1.B" style:family="table-column">
      <style:table-column-properties style:column-width="12.996cm" style:rel-column-width="51814*"/>
    </style:style>
    <style:style style:name="Таблица1.C" style:family="table-column">
      <style:table-column-properties style:column-width="1.655cm" style:rel-column-width="6598*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1"/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Header">
      <style:paragraph-properties fo:margin-left="-0.203cm" fo:margin-right="0cm" fo:text-align="start" style:justify-single-word="false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4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/>
    </style:style>
    <style:style style:name="P7" style:family="paragraph" style:parent-style-name="Standard">
      <style:paragraph-properties fo:margin-top="0.423cm" fo:margin-bottom="0cm" style:contextual-spacing="false" fo:line-height="100%" fo:text-align="justify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9" style:family="paragraph" style:parent-style-name="Standard">
      <style:paragraph-properties fo:margin-top="0.423cm" fo:margin-bottom="0cm" style:contextual-spacing="false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.423cm" fo:margin-bottom="0cm" style:contextual-spacing="false" fo:text-align="center" style:justify-single-word="false" fo:break-before="page"/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.423cm" fo:margin-bottom="0cm" style:contextual-spacing="false"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top="0cm" fo:margin-bottom="0cm" style:contextual-spacing="false" fo:line-height="15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List_20_Paragraph" style:list-style-name="WWNum14">
      <style:paragraph-properties fo:margin-top="0cm" fo:margin-bottom="0cm" style:contextual-spacing="false" fo:line-height="150%" fo:text-align="justify" style:justify-single-word="false"/>
      <style:text-properties style:font-name="Calibri" fo:font-size="14pt" fo:language="ru" fo:country="RU" style:font-name-asian="Calibri1" style:font-size-asian="14pt" style:font-name-complex="Calibri1" style:font-size-complex="14pt"/>
    </style:style>
    <style:style style:name="P17" style:family="paragraph" style:parent-style-name="List_20_Paragraph" style:list-style-name="WWNum6">
      <style:paragraph-properties fo:margin-left="0.635cm" fo:margin-right="0cm" fo:margin-top="0.423cm" fo:margin-bottom="0.423cm" style:contextual-spacing="false" fo:line-height="100%" fo:text-align="justify" style:justify-single-word="false" fo:text-indent="-0.635cm" style:auto-text-indent="false"/>
    </style:style>
    <style:style style:name="P18" style:family="paragraph" style:parent-style-name="List_20_Paragraph" style:list-style-name="WWNum7">
      <style:paragraph-properties fo:margin-left="0.635cm" fo:margin-right="0cm" fo:margin-top="0.423cm" fo:margin-bottom="0.423cm" style:contextual-spacing="false" fo:line-height="100%" fo:text-align="justify" style:justify-single-word="false" fo:text-indent="0cm" style:auto-text-indent="false"/>
    </style:style>
    <style:style style:name="P19" style:family="paragraph" style:parent-style-name="List_20_Paragraph" style:list-style-name="WWNum8">
      <style:paragraph-properties fo:margin-left="0.635cm" fo:margin-right="0cm" fo:margin-top="0.423cm" fo:margin-bottom="0.423cm" style:contextual-spacing="false" fo:line-height="100%" fo:text-align="justify" style:justify-single-word="false" fo:text-indent="0cm" style:auto-text-indent="false"/>
    </style:style>
    <style:style style:name="P20" style:family="paragraph" style:parent-style-name="List_20_Paragraph" style:list-style-name="WWNum9">
      <style:paragraph-properties fo:margin-left="0.635cm" fo:margin-right="0cm" fo:margin-top="0.423cm" fo:margin-bottom="0.423cm" style:contextual-spacing="false" fo:line-height="100%" fo:text-align="justify" style:justify-single-word="false" fo:text-indent="0cm" style:auto-text-indent="false"/>
    </style:style>
    <style:style style:name="P21" style:family="paragraph" style:parent-style-name="List_20_Paragraph" style:list-style-name="WWNum14">
      <style:paragraph-properties fo:margin-top="0cm" fo:margin-bottom="0cm" style:contextual-spacing="false" fo:line-height="150%" fo:text-align="justify" style:justify-single-word="false"/>
      <style:text-properties fo:color="#00000a" loext:opacity="100%" style:font-name="Calibri" fo:font-size="14pt" fo:language="ru" fo:country="RU" style:font-name-asian="Calibri1" style:font-size-asian="14pt" style:font-name-complex="Calibri1" style:font-size-complex="14pt"/>
    </style:style>
    <style:style style:name="P22" style:family="paragraph" style:parent-style-name="List_20_Paragraph" style:list-style-name="WWNum14">
      <style:paragraph-properties fo:margin-left="1.111cm" fo:margin-right="0cm" fo:margin-top="0cm" fo:margin-bottom="0cm" style:contextual-spacing="false" fo:line-height="150%" fo:text-align="justify" style:justify-single-word="false" fo:text-indent="-0.794cm" style:auto-text-indent="false"/>
      <style:text-properties fo:color="#00000a" loext:opacity="100%" style:font-name="Calibri" fo:font-size="14pt" fo:language="ru" fo:country="RU" style:font-name-asian="Calibri1" style:font-size-asian="14pt" style:font-name-complex="Calibri1" style:font-size-complex="14pt"/>
    </style:style>
    <style:style style:name="P23" style:family="paragraph" style:parent-style-name="Standard" style:master-page-name="First_20_Page">
      <style:paragraph-properties fo:margin-top="0.423cm" fo:margin-bottom="0cm" style:contextual-spacing="false" fo:line-height="100%" fo:text-align="center" style:justify-single-word="false" style:page-number="auto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.423cm" fo:margin-bottom="0cm" style:contextual-spacing="false"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.423cm" fo:margin-bottom="0.21cm" style:contextual-spacing="false" fo:text-align="start" style:justify-single-word="false" fo:text-indent="0cm" style:auto-text-indent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.423cm" fo:margin-bottom="0.21cm" style:contextual-spacing="false" fo:text-align="justify" style:justify-single-word="false" fo:text-indent="0cm" style:auto-text-indent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.423cm" fo:margin-bottom="0.21cm" style:contextual-spacing="false" fo:text-align="justify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.423cm" fo:margin-bottom="0cm" style:contextual-spacing="false" fo:text-align="justify" style:justify-single-word="false" fo:break-before="pag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.423cm" fo:margin-bottom="0cm" style:contextual-spacing="false" fo:line-height="100%" fo:text-align="justify" style:justify-single-word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.423cm" fo:margin-bottom="0cm" style:contextual-spacing="false" fo:line-height="100%" fo:text-align="justify" style:justify-single-word="false" fo:break-before="pag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.423cm" fo:margin-bottom="0cm" style:contextual-spacing="false"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40" style:family="paragraph" style:parent-style-name="Standard">
      <loext:graphic-properties draw:fill="solid" draw:fill-color="#ffffff" draw:opacity="100%"/>
      <style:paragraph-properties fo:margin-left="0cm" fo:margin-right="0cm" fo:margin-top="0.132cm" fo:margin-bottom="0.265cm" style:contextual-spacing="false" fo:text-align="justify" style:justify-single-word="false" fo:text-indent="1.249cm" style:auto-text-indent="false" fo:background-color="#ffffff"/>
      <style:text-properties fo:font-variant="normal" fo:text-transform="none" fo:color="#00000a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/>
      <style:text-properties fo:font-variant="normal" fo:text-transform="none" fo:color="#00000a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fo:font-variant="normal" fo:text-transform="none" fo:color="#00000a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318cm" style:auto-text-indent="false"/>
      <style:text-properties fo:color="#00000a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476cm" style:auto-text-indent="false"/>
      <style:text-properties fo:color="#00000a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variant="normal" fo:text-transform="none" fo:color="#00000a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бюджетное профессиональное образовательное учреждение Вологодской области </text:p>
      <text:p text:style-name="P24">«Череповецкий лесомеханический техникум им. В.П. Чкалова»</text:p>
      <text:p text:style-name="P7"/>
      <text:p text:style-name="P9"/>
      <text:p text:style-name="P9"><text:span text:style-name="T1">Специальность </text:span><text:span text:style-name="T2">09.02.07</text:span><text:span text:style-name="T1"> «Информационные системы и программирование»</text:span></text:p>
      <text:p text:style-name="P9"/>
      <text:p text:style-name="P30">ОТЧЕТ ПО ПРОИЗВОДСТВЕННОЙ ПРАКТИКЕ</text:p>
      <text:p text:style-name="P30">ПП по ПМ.03 РЕВЬЮИРОВАНИЕ ПРОГРАММНЫХ МОДУЛЕЙ</text:p>
      <text:p text:style-name="P3"/>
      <text:p text:style-name="P14">Выполнил студент 3 курса группы ИС-32</text:p>
      <text:p text:style-name="P14">____________________________________</text:p>
      <text:p text:style-name="P14">подпись ____________________________</text:p>
      <text:p text:style-name="P14">Место практики__________________________________________________ </text:p>
      <text:p text:style-name="P14">наименование юридического лица, ФИО ИП</text:p>
      <text:p text:style-name="P14"/>
      <text:p text:style-name="P14">Период прохождения: <text:s text:c="41"/>МП Руководитель практики от </text:p>
      <text:p text:style-name="P26">с «___» _______ 2024 г. <text:s text:c="39"/>техникума: Материкова А.А.</text:p>
      <text:p text:style-name="P26">по «___» _______ 2024 г <text:s text:c="37"/>____________________________</text:p>
      <text:p text:style-name="P26">Руководитель практики от предприятия, <text:s text:c="9"/>Оценка:_____________________</text:p>
      <text:p text:style-name="P26">должность______________ <text:s text:c="33"/>«___» ____________2024 года</text:p>
      <text:p text:style-name="P27"><text:s/>______________________________</text:p>
      <text:p text:style-name="P28">подпись________________________ </text:p>
      <text:p text:style-name="P29"/>
      <text:p text:style-name="P29">г. Череповец 2024</text:p>
      <text:p text:style-name="Standard"/>
      <text:p text:style-name="P13">Содержание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№</text:p>
            <text:p text:style-name="P31">П/П</text:p>
          </table:table-cell>
          <table:table-cell table:style-name="Таблица1.B1" office:value-type="string">
            <text:p text:style-name="P31">Название</text:p>
          </table:table-cell>
          <table:table-cell table:style-name="Таблица1.B1" office:value-type="string">
            <text:p text:style-name="P31">Стр.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Standard"/>
      <text:p text:style-name="P32">Введение</text:p>
      <text:list text:style-name="WWNum3">
        <text:list-item>
          <text:p text:style-name="P15">Актуальность работы</text:p>
        </text:list-item>
      </text:list>
      <text:p text:style-name="P37">Современные программные системы становятся все более сложными и многофункциональными, что требует от разработчиков высокой степени надежности и качества кода. Ревьюирование программных модулей (или код-ревью) является важным этапом в процессе разработки, позволяющим выявлять ошибки, улучшать качество кода и повышать его читаемость. Актуальность данной работы обусловлена необходимостью повышения эффективности разработки программного обеспечения и минимизации рисков, связанных с ошибками в коде. В условиях быстрого технологического прогресса и жесткой конкуренции на рынке IT, компании стремятся оптимизировать процессы разработки, что делает ревьюирование неотъемлемой частью жизненного цикла программного обеспечения.</text:p>
      <text:list text:continue-numbering="true" text:style-name="WWNum3">
        <text:list-item>
          <text:p text:style-name="P15">Цель исследования</text:p>
        </text:list-item>
      </text:list>
      <text:p text:style-name="P37">Целью данного исследования является анализ процесса ревьюирования программных модулей, выявление его основных проблем и закономерностей, а также разработка рекомендаций по его оптимизации. Это позволит улучшить качество кода и ускорить процесс разработки, что в свою очередь повысит конкурентоспособность компаний.</text:p>
      <text:list xml:id="list120942388367874" text:continue-numbering="true" text:style-name="WWNum3">
        <text:list-item>
          <text:p text:style-name="P15">Задачи исследования</text:p>
        </text:list-item>
      </text:list>
      <text:p text:style-name="P36">Студент должен:</text:p>
      <text:p text:style-name="P33">иметь практический опыт в:</text:p>
      <text:list text:style-name="WWNum6">
        <text:list-item>
          <text:p text:style-name="P17"><text:span text:style-name="T1">изменении </text:span><text:tab/><text:span text:style-name="T1">характеристик программного проекта</text:span></text:p>
        </text:list-item>
        <text:list-item>
          <text:p text:style-name="P17"><text:span text:style-name="T1">использовании </text:span><text:tab/><text:span text:style-name="T1">основных методологий процессов </text:span><text:tab/><text:span text:style-name="T1">разработки программного обеспечения</text:span></text:p>
        </text:list-item>
        <text:list-item>
          <text:p text:style-name="P17"><text:span text:style-name="T1">оптимизации </text:span><text:tab/><text:span text:style-name="T1">программного кода с использованием </text:span><text:tab/><text:span text:style-name="T1">специализированных программных средств</text:span></text:p>
        </text:list-item>
      </text:list>
      <text:p text:style-name="Standard"/>
      <text:p text:style-name="P34">уметь:</text:p>
      <text:list text:style-name="WWNum7">
        <text:list-item>
          <text:p text:style-name="P18"><text:span text:style-name="T1">работать </text:span><text:tab/><text:span text:style-name="T1">с проектной документацией, разработанной </text:span><text:tab/><text:span text:style-name="T1">с использованием графических языков </text:span><text:tab/><text:span text:style-name="T1">спецификаций</text:span></text:p>
        </text:list-item>
        <text:list-item>
          <text:p text:style-name="P18"><text:span text:style-name="T1">выполнять </text:span><text:tab/><text:span text:style-name="T1">оптимизацию программного кода с </text:span><text:tab/><text:span text:style-name="T1">использованием специализированных </text:span><text:tab/><text:span text:style-name="T1">программных средств</text:span></text:p>
        </text:list-item>
        <text:list-item>
          <text:p text:style-name="P18"><text:span text:style-name="T1">использовать </text:span><text:tab/><text:span text:style-name="T1">методы и технологии тестирования и </text:span><text:tab/><text:span text:style-name="T1">ревьюирования кода и проектной </text:span><text:tab/><text:span text:style-name="T1">документации</text:span></text:p>
        </text:list-item>
        <text:list-item>
          <text:p text:style-name="P18"><text:span text:style-name="T1">применять </text:span><text:tab/><text:span text:style-name="T1">стандартные метрики по прогнозированию </text:span><text:tab/><text:span text:style-name="T1">затрат, сроков и качества</text:span></text:p>
        </text:list-item>
      </text:list>
      <text:p text:style-name="P33">знать:</text:p>
      <text:list text:style-name="WWNum8">
        <text:list-item>
          <text:p text:style-name="P19"><text:span text:style-name="T1">задачи </text:span><text:tab/><text:span text:style-name="T1">планирования и контроля развития </text:span><text:tab/><text:span text:style-name="T1">проекта принципы построения системы </text:span><text:tab/><text:span text:style-name="T1">деятельностей программного проекта</text:span></text:p>
        </text:list-item>
        <text:list-item>
          <text:p text:style-name="P19"><text:span text:style-name="T1">современные </text:span><text:tab/><text:span text:style-name="T1">стандарты качества программного </text:span><text:tab/><text:span text:style-name="T1">продукта и процессов его обеспечения</text:span></text:p>
        </text:list-item>
      </text:list>
      <text:p text:style-name="P35">выполнить:</text:p>
      <text:list text:style-name="WWNum9">
        <text:list-item>
          <text:p text:style-name="P20"><text:span text:style-name="T1">построение </text:span><text:tab/><text:span text:style-name="T1">заданных моделей программного средства </text:span><text:tab/><text:span text:style-name="T1">с помощью графического языка (обратное </text:span><text:tab/><text:span text:style-name="T1">проектирование)</text:span></text:p>
        </text:list-item>
        <text:list-item>
          <text:p text:style-name="P20"><text:span text:style-name="T1">определение </text:span><text:tab/><text:span text:style-name="T1">характеристик программного продукта </text:span><text:tab/><text:span text:style-name="T1">автоматизированными средствами</text:span></text:p>
        </text:list-item>
        <text:list-item>
          <text:p text:style-name="P20"><text:span text:style-name="T1">построение </text:span><text:tab/><text:span text:style-name="T1">диаграмм деятельности программного </text:span><text:tab/><text:span text:style-name="T1">кода</text:span></text:p>
        </text:list-item>
        <text:list-item>
          <text:p text:style-name="P20"><text:span text:style-name="T1">сравнительный </text:span><text:tab/><text:span text:style-name="T1">анализ средств разработки программных </text:span><text:tab/><text:span text:style-name="T1">продуктов</text:span></text:p>
        </text:list-item>
      </text:list>
      <text:list text:continue-list="list120942388367874" text:style-name="WWNum3">
        <text:list-item>
          <text:p text:style-name="P15">Объект исследования </text:p>
        </text:list-item>
      </text:list>
      <text:p text:style-name="P37">Объектом исследования является процесс разработки программного обеспечения, в частности, этап ревьюирования программных модулей.</text:p>
      <text:list text:continue-numbering="true" text:style-name="WWNum3">
        <text:list-item>
          <text:p text:style-name="P15">Предмет исследования</text:p>
        </text:list-item>
      </text:list>
      <text:p text:style-name="P37">Предметом исследования выступают методы и практики ревьюирования программных модулей, а также их влияние на качество кода и эффективность разработки.</text:p>
      <text:p text:style-name="Standard"/>
      <text:p text:style-name="P38">Основная часть</text:p>
      <text:p text:style-name="P39">Знакомство с организацией ООО “Малленом Системс” </text:p>
      <text:list text:style-name="WWNum14">
        <text:list-item>
          <text:p text:style-name="P21">Деятельность</text:p>
        </text:list-item>
      </text:list>
      <text:p text:style-name="P40">Основной вид деятельности организации: Разработка компьютерного программного обеспечения (код по ОКВЭД 62.01).</text:p>
      <text:p text:style-name="P41">Дополнительно организация заявила следующие виды деятельности:</text:p>
      <text:p text:style-name="P8"><text:span text:style-name="Strong_20_Emphasis"><text:span text:style-name="T4">Машинное зрение</text:span></text:span></text:p>
      <text:p text:style-name="P8"><text:span text:style-name="Strong_20_Emphasis"><text:span text:style-name="T5">Видеоаналитика</text:span></text:span></text:p>
      <text:p text:style-name="P8"><text:span text:style-name="Strong_20_Emphasis"><text:span text:style-name="T6">Видеоаналитика с применением БПЛА </text:span></text:span><text:span text:style-name="T6">(дронов)</text:span></text:p>
      <text:p text:style-name="P8"><text:span text:style-name="Strong_20_Emphasis"><text:span text:style-name="T5">Машинное обучение (</text:span></text:span><text:span text:style-name="T5">нейронные сети и глубокое обучение)</text:span></text:p>
      <text:p text:style-name="P8"><text:span text:style-name="Strong_20_Emphasis"><text:span text:style-name="T5">Разработка и внедрение аппаратно-программных систем и комплексов</text:span></text:span></text:p>
      <text:list text:continue-numbering="true" text:style-name="WWNum14">
        <text:list-item>
          <text:p text:style-name="P16">Направления</text:p>
        </text:list-item>
      </text:list>
      <text:p text:style-name="P43">Визуальный контроль продукции на производстве. </text:p>
      <text:p text:style-name="P43">Контроль качества, идентификация и прослеживание, обязательная маркировка «Честный Знак». </text:p>
      <text:p text:style-name="P44">Видеоконтроль и учёт автомобильного и железнодорожного транспорта.</text:p>
      <text:p text:style-name="P43">Распознавание номеров автомобилей, анализ трафика, автоматизация взвешивания.</text:p>
      <text:p text:style-name="P44">Ситуационная видеоаналитика. </text:p>
      <text:p text:style-name="P43">Контроль персонала, промышленного оборудования и опасных событий.</text:p>
      <text:p text:style-name="P45">Видеоаналитика с применением БПЛА (дронов).</text:p>
      <text:list text:continue-numbering="true" text:style-name="WWNum14">
        <text:list-item>
          <text:p text:style-name="P22">Проекты</text:p>
        </text:list-item>
      </text:list>
      <text:p text:style-name="P42">ВИСКОНТ – интеллектуальные системы машинного зрения для контроля качества и прослеживания продукции</text:p>
      <text:p text:style-name="P42">EYECONT – система ситуационной видеоаналитики для контроля людей и опасных событий на видео</text:p>
      <text:p text:style-name="P42">АВТОМАРШАЛ – система контроля доступа и учета автотранспорта на основе технологии распознавания автономеров</text:p>
      <text:p text:style-name="P42">АВТОМАРШАЛ.ВЕСОВАЯ - аппаратно-программный комплекс, решающий полный перечень задач автоматизации автомобильных весовых</text:p>
      <text:p text:style-name="P42">AVEDEX – программное обеспечение для подсчета и анализа автомобильного трафика по видеоизображению</text:p>
      <text:p text:style-name="P5"><text:soft-page-break/><text:span text:style-name="T3">АРДИС – семейство решений по идентификации вагонов, управлению отгрузкой продукции ж/д транспортом, коммерческому осмотру вагонов, контролю передвижения и местонахождения вагонов, построенное на платформе системы распознавания номеров вагонов</text:span></text:p>
      <text:list text:continue-numbering="true" text:style-name="WWNum14">
        <text:list-item>
          <text:p text:style-name="P21">Структурная организация компании</text:p>
        </text:list-item>
      </text:list>
      <text:p text:style-name="P46">Отдел разработки: занимается проектированием и реализацией программных решений.</text:p>
      <text:p text:style-name="P47"><text:s/>Отдел продаж и маркетинга: отвечает за привлечение клиентов и продвижение услуг компании.</text:p>
      <text:p text:style-name="P48">Техническая поддержка: обеспечивает поддержку клиентов на всех этапах сотрудничества.</text:p>
      <text:p text:style-name="P47"><text:s/>Финансовый отдел: управляет финансовыми потоками и отчетностью компании.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16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ru" fo:country="RU" style:font-name-asian="SimSun" style:font-size-asian="12pt" style:language-asian="en" style:country-asian="US" style:font-name-complex="Aptos1" style:font-size-complex="12pt" style:language-complex="ar" style:country-complex="SA"/>
    </style:default-style>
    <style:default-style style:family="paragraph">
      <style:paragraph-properties fo:margin-top="0cm" fo:margin-bottom="0.282cm" style:contextual-spacing="false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-0.203cm" fo:margin-right="0cm" fo:text-align="start" style:justify-single-word="false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3cm" fo:margin-bottom="0.73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cm" fo:margin-left="0cm" fo:margin-right="0cm" fo:margin-bottom="0.439cm" style:dynamic-spacing="true"/>
      </style:header-style>
      <style:footer-style>
        <style:header-footer-properties fo:min-height="0.54cm" fo:margin-left="0cm" fo:margin-right="0cm" fo:margin-top="0.4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page-number text:select-page="current">8</text:page-number></text:p>
        <text:p text:style-name="MP3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  <text:p text:style-name="MP2"/>
        <text:p text:style-name="MP3"/>
        <text:p text:style-name="Header"/>
      </style:header>
      <style:footer>
        <text:p text:style-name="MP1"/>
        <text:p text:style-name="MP2"/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2:03:47.170</meta:creation-date>
    <dc:date>2024-11-29T12:09:41.930000000</dc:date>
    <meta:initial-creator>ogurcikgena@gmail.com</meta:initial-creator>
    <meta:generator>LibreOffice/24.2.2.2$Windows_x86 LibreOffice_project/d56cc158d8a96260b836f100ef4b4ef25d6f1a01</meta:generator>
    <meta:editing-duration>PT20S</meta:editing-duration>
    <meta:editing-cycles>1</meta:editing-cycles>
    <meta:document-statistic meta:table-count="1" meta:image-count="0" meta:object-count="0" meta:page-count="7" meta:paragraph-count="82" meta:word-count="602" meta:character-count="5598" meta:non-whitespace-character-count="48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